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30" calcext:value-type="float">
            <text:p>430</text:p>
          </table:table-cell>
          <table:table-cell table:style-name="ce7" table:formula="of:=COUNTIF([.B7:.B454];&quot;X&quot;)" office:value-type="float" office:value="363" calcext:value-type="float">
            <text:p>36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4" calcext:value-type="float">
            <text:p>44</text:p>
          </table:table-cell>
          <table:table-cell table:style-name="ce25" table:formula="of:=SUM([.B2:.F2])" office:value-type="float" office:value="461" calcext:value-type="float">
            <text:p>46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3" table:number-rows-repeated="1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15">00/00/0000</text:date>, <text:time style:data-style-name="N2" text:time-value="22:26:39.61467499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15T22:27:09.704592620</dc:date>
    <meta:editing-duration>PT14H16M49S</meta:editing-duration>
    <meta:editing-cycles>404</meta:editing-cycles>
    <meta:document-statistic meta:table-count="1" meta:cell-count="2574" meta:object-count="0"/>
  </office:meta>
</office:document-meta>
</file>